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ans" svg:font-family="OpenSan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3" style:family="graphic" style:parent-style-name="standard">
      <style:graphic-properties draw:stroke="none" draw:fill="solid" draw:fill-color="#595959"/>
    </style:style>
    <style:style style:name="gr4" style:family="graphic" style:parent-style-name="standard">
      <style:graphic-properties draw:stroke="none" draw:fill="none" draw:textarea-horizontal-align="left" draw:textarea-vertical-align="top" draw:auto-grow-height="true" draw:auto-grow-width="true" fo:min-height="0.391cm" fo:min-width="0.279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391cm" fo:min-width="0.583cm" fo:padding-top="0cm" fo:padding-bottom="0cm" fo:padding-left="0cm" fo:padding-right="0cm"/>
    </style:style>
    <style:style style:name="gr6"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7" style:family="graphic" style:parent-style-name="standard">
      <style:graphic-properties draw:stroke="none" draw:fill="none" draw:textarea-horizontal-align="left" draw:textarea-vertical-align="top" draw:auto-grow-height="true" draw:auto-grow-width="true" fo:min-height="0.391cm" fo:min-width="0.28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91cm" fo:min-width="0.38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7cm" fo:min-width="10.54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73cm" fo:min-width="3.506cm" fo:padding-top="0cm" fo:padding-bottom="0cm" fo:padding-left="0cm" fo:padding-right="0cm"/>
    </style:style>
    <style:style style:name="gr11"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2" style:family="graphic" style:parent-style-name="standard">
      <style:graphic-properties draw:stroke="none" draw:fill="none" draw:textarea-horizontal-align="left" draw:textarea-vertical-align="top" draw:auto-grow-height="true" draw:auto-grow-width="true" fo:min-height="0.4cm" fo:min-width="0.28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cm" fo:min-width="0.31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1cm" fo:min-width="0.279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1cm" fo:min-width="0.31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1cm" fo:min-width="0.31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1cm" fo:min-width="0.475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82cm" fo:min-width="1.55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58cm" fo:min-width="4.965cm" fo:padding-top="0cm" fo:padding-bottom="0cm" fo:padding-left="0cm" fo:padding-right="0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595959"/>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paragraph-properties fo:text-align="start" style:writing-mode="lr-tb"/>
      <style:text-properties fo:font-size="12pt" style:font-size-asian="12pt" style:font-size-complex="12pt"/>
    </style:style>
    <style:style style:name="P7" style:family="paragraph">
      <loext:graphic-properties draw:fill="none" draw:fill-color="#ffffff"/>
      <style:text-properties style:font-name="Arial1"/>
    </style:style>
    <style:style style:name="T1" style:family="text">
      <style:text-properties fo:color="#4d4d4d" style:font-name="Arial" fo:font-size="10pt" style:font-size-asian="10pt" style:font-name-complex="Arial" style:font-size-complex="10pt"/>
    </style:style>
    <style:style style:name="T2" style:family="text">
      <style:text-properties fo:color="#000000" style:font-name="Arial" fo:font-size="12pt" style:font-size-asian="12pt" style:font-name-complex="Arial" style:font-size-complex="12pt"/>
    </style:style>
    <style:style style:name="T3" style:family="text">
      <style:text-properties fo:color="#4d4d4d" style:font-name="OpenSans" fo:font-size="10pt" style:font-size-asian="10pt" style:font-name-complex="OpenSans" style:font-size-complex="10pt"/>
    </style:style>
    <style:style style:name="T4" style:family="text">
      <style:text-properties fo:color="#000000" style:font-name="OpenSans" fo:font-size="12pt" style:font-size-asian="12pt" style:font-name-complex="OpenSans" style:font-size-complex="12pt"/>
    </style:style>
    <style:style style:name="T5" style:family="text">
      <style:text-properties style:font-name="Arial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9.589cm" svg:height="12.719cm" svg:x="1cm" svg:y="0.98cm" svg:viewBox="0 0 19590 12720" draw:points="0,12720 19590,12720 19590,0 0,0">
          <text:p/>
        </draw:polygon>
        <draw:line draw:style-name="gr2" draw:text-style-name="P2" draw:layer="layout" svg:x1="2.221cm" svg:y1="12.231cm" svg:x2="20.436cm" svg:y2="12.231cm">
          <text:p/>
        </draw:line>
        <draw:line draw:style-name="gr2" draw:text-style-name="P2" draw:layer="layout" svg:x1="2.221cm" svg:y1="8.165cm" svg:x2="20.436cm" svg:y2="8.165cm">
          <text:p/>
        </draw:line>
        <draw:line draw:style-name="gr2" draw:text-style-name="P2" draw:layer="layout" svg:x1="2.221cm" svg:y1="4.099cm" svg:x2="20.436cm" svg:y2="4.099cm">
          <text:p/>
        </draw:line>
        <draw:polygon draw:style-name="gr3" draw:text-style-name="P3" draw:layer="layout" svg:width="0.552cm" svg:height="0.04cm" svg:x="3.049cm" svg:y="12.19cm" svg:viewBox="0 0 553 41" draw:points="0,41 553,41 553,0 0,0">
          <text:p/>
        </draw:polygon>
        <draw:polygon draw:style-name="gr3" draw:text-style-name="P3" draw:layer="layout" svg:width="0.551cm" svg:height="0cm" svg:x="3.601cm" svg:y="12.231cm" svg:viewBox="0 0 552 0" draw:points="0,0 552,0">
          <text:p/>
        </draw:polygon>
        <draw:polygon draw:style-name="gr3" draw:text-style-name="P3" draw:layer="layout" svg:width="0.551cm" svg:height="0.04cm" svg:x="4.153cm" svg:y="12.19cm" svg:viewBox="0 0 552 41" draw:points="0,41 552,41 552,0 0,0">
          <text:p/>
        </draw:polygon>
        <draw:polygon draw:style-name="gr3" draw:text-style-name="P3" draw:layer="layout" svg:width="0.551cm" svg:height="0cm" svg:x="4.705cm" svg:y="12.231cm" svg:viewBox="0 0 552 0" draw:points="0,0 552,0">
          <text:p/>
        </draw:polygon>
        <draw:polygon draw:style-name="gr3" draw:text-style-name="P3" draw:layer="layout" svg:width="0.552cm" svg:height="0.121cm" svg:x="5.257cm" svg:y="12.109cm" svg:viewBox="0 0 553 122" draw:points="0,122 553,122 553,0 0,0">
          <text:p/>
        </draw:polygon>
        <draw:polygon draw:style-name="gr3" draw:text-style-name="P3" draw:layer="layout" svg:width="0.552cm" svg:height="0.244cm" svg:x="5.809cm" svg:y="11.987cm" svg:viewBox="0 0 553 245" draw:points="0,245 553,245 553,0 0,0">
          <text:p/>
        </draw:polygon>
        <draw:polygon draw:style-name="gr3" draw:text-style-name="P3" draw:layer="layout" svg:width="0.551cm" svg:height="2.399cm" svg:x="6.361cm" svg:y="9.831cm" svg:viewBox="0 0 552 2400" draw:points="0,2400 552,2400 552,0 0,0">
          <text:p/>
        </draw:polygon>
        <draw:polygon draw:style-name="gr3" draw:text-style-name="P3" draw:layer="layout" svg:width="0.551cm" svg:height="10.286cm" svg:x="6.913cm" svg:y="1.944cm" svg:viewBox="0 0 552 10287" draw:points="0,10287 552,10287 552,0 0,0">
          <text:p/>
        </draw:polygon>
        <draw:polygon draw:style-name="gr3" draw:text-style-name="P3" draw:layer="layout" svg:width="0.552cm" svg:height="10.571cm" svg:x="7.464cm" svg:y="1.659cm" svg:viewBox="0 0 553 10572" draw:points="0,10572 553,10572 553,0 0,0">
          <text:p/>
        </draw:polygon>
        <draw:polygon draw:style-name="gr3" draw:text-style-name="P3" draw:layer="layout" svg:width="0.552cm" svg:height="7.196cm" svg:x="8.017cm" svg:y="5.034cm" svg:viewBox="0 0 553 7197" draw:points="0,7197 553,7197 553,0 0,0">
          <text:p/>
        </draw:polygon>
        <draw:polygon draw:style-name="gr3" draw:text-style-name="P3" draw:layer="layout" svg:width="0.552cm" svg:height="3.984cm" svg:x="8.569cm" svg:y="8.246cm" svg:viewBox="0 0 553 3985" draw:points="0,3985 553,3985 553,0 0,0">
          <text:p/>
        </draw:polygon>
        <draw:polygon draw:style-name="gr3" draw:text-style-name="P3" draw:layer="layout" svg:width="0.551cm" svg:height="2.399cm" svg:x="9.121cm" svg:y="9.831cm" svg:viewBox="0 0 552 2400" draw:points="0,2400 552,2400 552,0 0,0">
          <text:p/>
        </draw:polygon>
        <draw:polygon draw:style-name="gr3" draw:text-style-name="P3" draw:layer="layout" svg:width="0.552cm" svg:height="2.439cm" svg:x="9.672cm" svg:y="9.791cm" svg:viewBox="0 0 553 2440" draw:points="0,2440 553,2440 553,0 0,0">
          <text:p/>
        </draw:polygon>
        <draw:polygon draw:style-name="gr3" draw:text-style-name="P3" draw:layer="layout" svg:width="0.552cm" svg:height="1.341cm" svg:x="10.224cm" svg:y="10.889cm" svg:viewBox="0 0 553 1342" draw:points="0,1342 553,1342 553,0 0,0">
          <text:p/>
        </draw:polygon>
        <draw:polygon draw:style-name="gr3" draw:text-style-name="P3" draw:layer="layout" svg:width="0.552cm" svg:height="0.853cm" svg:x="10.776cm" svg:y="11.377cm" svg:viewBox="0 0 553 854" draw:points="0,854 553,854 553,0 0,0">
          <text:p/>
        </draw:polygon>
        <draw:polygon draw:style-name="gr3" draw:text-style-name="P3" draw:layer="layout" svg:width="0.552cm" svg:height="0.609cm" svg:x="11.328cm" svg:y="11.621cm" svg:viewBox="0 0 553 610" draw:points="0,610 553,610 553,0 0,0">
          <text:p/>
        </draw:polygon>
        <draw:polygon draw:style-name="gr3" draw:text-style-name="P3" draw:layer="layout" svg:width="0.552cm" svg:height="0.487cm" svg:x="11.881cm" svg:y="11.743cm" svg:viewBox="0 0 553 488" draw:points="0,488 553,488 553,0 0,0">
          <text:p/>
        </draw:polygon>
        <draw:polygon draw:style-name="gr3" draw:text-style-name="P3" draw:layer="layout" svg:width="0.551cm" svg:height="0.853cm" svg:x="12.433cm" svg:y="11.377cm" svg:viewBox="0 0 552 854" draw:points="0,854 552,854 552,0 0,0">
          <text:p/>
        </draw:polygon>
        <draw:polygon draw:style-name="gr3" draw:text-style-name="P3" draw:layer="layout" svg:width="0.552cm" svg:height="0.284cm" svg:x="12.984cm" svg:y="11.946cm" svg:viewBox="0 0 553 285" draw:points="0,285 553,285 553,0 0,0">
          <text:p/>
        </draw:polygon>
        <draw:polygon draw:style-name="gr3" draw:text-style-name="P3" draw:layer="layout" svg:width="0.552cm" svg:height="0.529cm" svg:x="13.536cm" svg:y="11.702cm" svg:viewBox="0 0 553 530" draw:points="0,530 553,530 553,0 0,0">
          <text:p/>
        </draw:polygon>
        <draw:polygon draw:style-name="gr3" draw:text-style-name="P3" draw:layer="layout" svg:width="0.552cm" svg:height="0.529cm" svg:x="14.088cm" svg:y="11.702cm" svg:viewBox="0 0 553 530" draw:points="0,530 553,530 553,0 0,0">
          <text:p/>
        </draw:polygon>
        <draw:polygon draw:style-name="gr3" draw:text-style-name="P3" draw:layer="layout" svg:width="0.551cm" svg:height="0.284cm" svg:x="14.64cm" svg:y="11.946cm" svg:viewBox="0 0 552 285" draw:points="0,285 552,285 552,0 0,0">
          <text:p/>
        </draw:polygon>
        <draw:polygon draw:style-name="gr3" draw:text-style-name="P3" draw:layer="layout" svg:width="0.551cm" svg:height="0.366cm" svg:x="15.193cm" svg:y="11.865cm" svg:viewBox="0 0 552 367" draw:points="0,367 552,367 552,0 0,0">
          <text:p/>
        </draw:polygon>
        <draw:polygon draw:style-name="gr3" draw:text-style-name="P3" draw:layer="layout" svg:width="0.552cm" svg:height="0.163cm" svg:x="15.744cm" svg:y="12.068cm" svg:viewBox="0 0 553 164" draw:points="0,164 553,164 553,0 0,0">
          <text:p/>
        </draw:polygon>
        <draw:polygon draw:style-name="gr3" draw:text-style-name="P3" draw:layer="layout" svg:width="0.552cm" svg:height="0.569cm" svg:x="16.296cm" svg:y="11.661cm" svg:viewBox="0 0 553 570" draw:points="0,570 553,570 553,0 0,0">
          <text:p/>
        </draw:polygon>
        <draw:polygon draw:style-name="gr3" draw:text-style-name="P3" draw:layer="layout" svg:width="0.552cm" svg:height="0.366cm" svg:x="16.848cm" svg:y="11.865cm" svg:viewBox="0 0 553 367" draw:points="0,367 553,367 553,0 0,0">
          <text:p/>
        </draw:polygon>
        <draw:polygon draw:style-name="gr3" draw:text-style-name="P3" draw:layer="layout" svg:width="0.551cm" svg:height="0.366cm" svg:x="17.4cm" svg:y="11.865cm" svg:viewBox="0 0 552 367" draw:points="0,367 552,367 552,0 0,0">
          <text:p/>
        </draw:polygon>
        <draw:polygon draw:style-name="gr3" draw:text-style-name="P3" draw:layer="layout" svg:width="0.552cm" svg:height="0.081cm" svg:x="17.952cm" svg:y="12.15cm" svg:viewBox="0 0 553 82" draw:points="0,82 553,82 553,0 0,0">
          <text:p/>
        </draw:polygon>
        <draw:polygon draw:style-name="gr3" draw:text-style-name="P3" draw:layer="layout" svg:width="0.551cm" svg:height="0cm" svg:x="18.504cm" svg:y="12.231cm" svg:viewBox="0 0 552 0" draw:points="0,0 552,0">
          <text:p/>
        </draw:polygon>
        <draw:polygon draw:style-name="gr3" draw:text-style-name="P3" draw:layer="layout" svg:width="0.552cm" svg:height="0.04cm" svg:x="19.056cm" svg:y="12.19cm" svg:viewBox="0 0 553 41" draw:points="0,41 553,41 553,0 0,0">
          <text:p/>
        </draw:polygon>
        <draw:frame draw:style-name="gr4" draw:text-style-name="P5" draw:layer="layout" svg:width="0.279cm" svg:height="0.395cm" svg:x="1.927cm" svg:y="12.081cm">
          <draw:text-box>
            <text:p text:style-name="P4"><text:span text:style-name="T1">0</text:span></text:p>
          </draw:text-box>
        </draw:frame>
        <draw:frame draw:style-name="gr5" draw:text-style-name="P5" draw:layer="layout" svg:width="0.586cm" svg:height="0.395cm" svg:x="1.617cm" svg:y="8.015cm">
          <draw:text-box>
            <text:p text:style-name="P4"><text:span text:style-name="T1">100</text:span></text:p>
          </draw:text-box>
        </draw:frame>
        <draw:line draw:style-name="gr6" draw:text-style-name="P2" draw:layer="layout" svg:x1="2.145cm" svg:y1="12.231cm" svg:x2="2.221cm" svg:y2="12.231cm">
          <text:p/>
        </draw:line>
        <draw:line draw:style-name="gr6" draw:text-style-name="P2" draw:layer="layout" svg:x1="2.145cm" svg:y1="8.165cm" svg:x2="2.221cm" svg:y2="8.165cm">
          <text:p/>
        </draw:line>
        <draw:line draw:style-name="gr6" draw:text-style-name="P2" draw:layer="layout" svg:x1="2.145cm" svg:y1="4.099cm" svg:x2="2.221cm" svg:y2="4.099cm">
          <text:p/>
        </draw:line>
        <draw:line draw:style-name="gr6" draw:text-style-name="P2" draw:layer="layout" svg:x1="6.637cm" svg:y1="12.835cm" svg:x2="6.637cm" svg:y2="12.759cm">
          <text:p/>
        </draw:line>
        <draw:line draw:style-name="gr6" draw:text-style-name="P2" draw:layer="layout" svg:x1="11.696cm" svg:y1="12.835cm" svg:x2="11.696cm" svg:y2="12.759cm">
          <text:p/>
        </draw:line>
        <draw:line draw:style-name="gr6" draw:text-style-name="P2" draw:layer="layout" svg:x1="16.755cm" svg:y1="12.835cm" svg:x2="16.755cm" svg:y2="12.759cm">
          <text:p/>
        </draw:line>
        <draw:frame draw:style-name="gr5" draw:text-style-name="P5" draw:layer="layout" svg:width="0.586cm" svg:height="0.395cm" svg:x="1.617cm" svg:y="3.949cm">
          <draw:text-box>
            <text:p text:style-name="P4"><text:span text:style-name="T1">200</text:span></text:p>
          </draw:text-box>
        </draw:frame>
        <draw:frame draw:style-name="gr7" draw:text-style-name="P5" draw:layer="layout" svg:width="0.28cm" svg:height="0.395cm" svg:x="6.559cm" svg:y="12.844cm">
          <draw:text-box>
            <text:p text:style-name="P4"><text:span text:style-name="T1">0</text:span></text:p>
          </draw:text-box>
        </draw:frame>
        <draw:frame draw:style-name="gr8" draw:text-style-name="P5" draw:layer="layout" svg:width="0.391cm" svg:height="0.395cm" svg:x="11.54cm" svg:y="12.844cm">
          <draw:text-box>
            <text:p text:style-name="P4"><text:span text:style-name="T1">20</text:span></text:p>
          </draw:text-box>
        </draw:frame>
        <draw:frame draw:style-name="gr8" draw:text-style-name="P5" draw:layer="layout" svg:width="0.391cm" svg:height="0.395cm" svg:x="16.6cm" svg:y="12.844cm">
          <draw:text-box>
            <text:p text:style-name="P4"><text:span text:style-name="T1">40</text:span></text:p>
          </draw:text-box>
        </draw:frame>
        <draw:frame draw:style-name="gr9" draw:text-style-name="P6" draw:layer="layout" svg:width="10.59cm" svg:height="0.475cm" svg:x="7.145cm" svg:y="13.18cm">
          <draw:text-box>
            <text:p text:style-name="P4"><text:span text:style-name="T2">Time between date listed and recovery plan date (years)</text:span></text:p>
          </draw:text-box>
        </draw:frame>
        <draw:frame draw:style-name="gr10" draw:text-style-name="P6" draw:layer="layout" svg:width="3.541cm" svg:height="0.475cm" draw:transform="rotate (1.5707963267949) translate (1.09cm 8.319cm)">
          <draw:text-box>
            <text:p text:style-name="P4"><text:span text:style-name="T2">Number of species</text:span></text:p>
          </draw:text-box>
        </draw:frame>
        <draw:polygon draw:style-name="gr1" draw:text-style-name="P1" draw:layer="layout" svg:width="19.589cm" svg:height="13.62cm" svg:x="1cm" svg:y="13.636cm" svg:viewBox="0 0 19590 13621" draw:points="0,13621 19590,13621 19590,0 0,0">
          <text:p/>
        </draw:polygon>
        <draw:line draw:style-name="gr2" draw:text-style-name="P2" draw:layer="layout" svg:x1="2.367cm" svg:y1="23.315cm" svg:x2="20.436cm" svg:y2="23.315cm">
          <text:p/>
        </draw:line>
        <draw:line draw:style-name="gr2" draw:text-style-name="P2" draw:layer="layout" svg:x1="2.367cm" svg:y1="19.716cm" svg:x2="20.436cm" svg:y2="19.716cm">
          <text:p/>
        </draw:line>
        <draw:line draw:style-name="gr2" draw:text-style-name="P2" draw:layer="layout" svg:x1="2.367cm" svg:y1="16.118cm" svg:x2="20.436cm" svg:y2="16.118cm">
          <text:p/>
        </draw:line>
        <draw:polyline draw:style-name="gr11" draw:text-style-name="P2" draw:layer="layout" svg:width="16.425cm" svg:height="11.385cm" svg:x="3.189cm" svg:y="14.366cm" svg:viewBox="0 0 16426 11386" draw:points="0,11386 15,10401 31,9764 48,9568 63,9493 79,9202 95,9202 110,9140 126,9140 142,9140 158,9140 174,9140 190,9140 205,9140 221,9140 237,9140 253,9140 269,9140 285,9140 301,9140 317,9140 332,9140 348,9140 364,9140 380,9140 396,9140 412,9140 428,8976 443,8976 459,8976 475,8976 491,8976 507,8976 523,8976 539,8976 555,8976 570,8976 586,8970 602,8956 618,8956 634,8956 650,8956 666,8956 681,8956 697,8956 713,8956 729,8956 745,8956 761,8956 777,8956 792,8956 808,8956 824,8953 840,8819 856,8808 872,8796 888,8795 904,8792 919,8792 935,8788 951,8784 967,8780 983,8764 999,8764 1015,8761 1030,8754 1046,8737 1062,8732 1077,8732 1094,8725 1110,8721 1125,8717 1142,8712 1157,8710 1172,8705 1189,8695 1205,8685 1220,8683 1237,8680 1253,8675 1268,8672 1284,8672 1300,8672 1315,8668 1331,8668 1348,8668 1363,8668 1379,8668 1395,8668 1410,8668 1426,8668 1442,8668 1458,8668 1474,8668 1490,8668 1506,8668 1522,8668 1537,8668 1553,8668 1569,8668 1585,8668 1601,8668 1617,8668 1633,8668 1648,8668 1664,8668 1680,8668 1696,8665 1712,8660 1728,8660 1744,8660 1759,8660 1775,8660 1791,8660 1807,8660 1823,8660 1839,8660 1855,8660 1871,8650 1886,8650 1902,8650 1918,8650 1934,8648 1950,8648 1966,8643 1982,8639 1997,8636 2013,8633 2029,8629 2045,8626 2061,8620 2077,8620 2093,8620 2109,8620 2124,8620 2140,8620 2156,8620 2172,8620 2188,8620 2204,8620 2220,8620 2235,8620 2251,8620 2267,8620 2283,8620 2299,8620 2315,8620 2331,8620 2347,8620 2362,8620 2377,8620 2394,8620 2410,8620 2425,8620 2442,8620 2457,8616 2473,8616 2489,8614 2504,8613 2520,8605 2537,8602 2552,8598 2568,8587 2584,8585 2600,8574 2615,8568 2631,8568 2647,8568 2663,8562 2679,8560 2695,8558 2711,8557 2726,8557 2742,8557 2758,8555 2774,8554 2790,8552 2806,8546 2822,8543 2838,8543 2853,8543 2869,8538 2885,8537 2901,8535 2917,8527 2933,8521 2949,8521 2964,8521 2980,8516 2996,8516 3012,8515 3028,8506 3044,8500 3060,8499 3076,8497 3091,8495 3107,8492 3123,8491 3139,8488 3155,8488 3171,8488 3187,8488 3202,8488 3218,8488 3234,8488 3250,8488 3266,8488 3282,8488 3298,8488 3314,8488 3329,8488 3345,8488 3361,8488 3377,8488 3393,8488 3409,8488 3425,8488 3440,8488 3456,8488 3472,8488 3488,8484 3504,8484 3520,8482 3536,8480 3552,8480 3567,8480 3583,8480 3599,8480 3614,8480 3631,8478 3647,8476 3662,8474 3678,8474 3694,8474 3709,8469 3725,8469 3742,8469 3757,8469 3773,8469 3789,8469 3805,8469 3820,8469 3837,8464 3852,8464 3868,8464 3884,8464 3900,8464 3916,8464 3931,8461 3947,8460 3963,8459 3979,8459 3995,8455 4011,8455 4027,8455 4043,8455 4058,8455 4074,8455 4090,8455 4106,8455 4122,8455 4138,8455 4154,8455 4169,8455 4185,8455 4201,8446 4217,8443 4233,8441 4249,8441 4265,8440 4281,8439 4296,8428 4312,8428 4328,8427 4344,8426 4360,8425 4376,8424 4392,8424 4407,8422 4423,8419 4439,8419 4455,8419 4471,8417 4487,8410 4503,8410 4519,8410 4534,8405 4550,8399 4566,8399 4582,8398 4598,8398 4614,8394 4630,8392 4645,8384 4661,8381 4677,8381 4693,8381 4709,8381 4725,8381 4741,8381 4756,8381 4772,8381 4788,8381 4804,8381 4819,8381 4836,8381 4852,8381 4867,8380 4883,8375 4899,8374 4914,8370 4931,8370 4947,8370 4962,8365 4978,8364 4994,8364 5010,8360 5025,8360 5042,8360 5057,8360 5073,8360 5090,8350 5105,8346 5121,8346 5137,8346 5152,8346 5168,8346 5184,8346 5200,8346 5216,8346 5232,8345 5248,8343 5263,8332 5279,8329 5295,8329 5311,8329 5327,8324 5343,8321 5359,8318 5374,8318 5390,8317 5406,8317 5422,8315 5438,8313 5454,8313 5470,8313 5486,8313 5501,8313 5517,8313 5533,8311 5549,8310 5565,8310 5581,8306 5597,8305 5612,8305 5628,8304 5644,8304 5660,8303 5676,8302 5692,8299 5708,8299 5724,8299 5739,8297 5755,8297 5771,8292 5787,8292 5803,8292 5819,8292 5835,8292 5850,8292 5866,8292 5882,8292 5898,8292 5914,8292 5930,8292 5946,8292 5961,8289 5977,8281 5993,8278 6009,8277 6026,8271 6042,8268 6057,8268 6073,8268 6089,8268 6105,8268 6120,8267 6137,8267 6153,8265 6168,8263 6184,8262 6200,8259 6215,8253 6232,8253 6247,8253 6263,8253 6279,8249 6295,8246 6311,8246 6326,8246 6342,8243 6358,8235 6374,8235 6390,8235 6406,8235 6422,8235 6437,8235 6453,8235 6469,8235 6485,8235 6501,8235 6517,8235 6533,8235 6549,8235 6564,8235 6580,8235 6596,8235 6612,8234 6628,8234 6644,8234 6660,8233 6675,8233 6691,8228 6707,8225 6723,8225 6739,8225 6755,8225 6771,8225 6786,8225 6802,8224 6818,8221 6834,8221 6850,8216 6866,8216 6882,8216 6898,8214 6913,8213 6929,8213 6945,8212 6961,8208 6977,8208 6993,8208 7009,8208 7024,8208 7040,8205 7056,8203 7072,8200 7088,8198 7104,8198 7120,8194 7136,8193 7151,8193 7167,8178 7183,8177 7199,8176 7215,8171 7231,8169 7247,8169 7262,8169 7278,8168 7294,8166 7310,8163 7326,8163 7342,8163 7357,8163 7374,8163 7389,8163 7404,8163 7420,8163 7437,8163 7452,8163 7468,8163 7485,8163 7500,8163 7516,8163 7532,8161 7547,8149 7563,8143 7580,8131 7595,8131 7611,8121 7627,8118 7642,8118 7658,8117 7674,8117 7690,8113 7706,8113 7722,8113 7738,8113 7753,8113 7769,8113 7785,8110 7801,8110 7817,8110 7833,8110 7849,8110 7865,8110 7880,8110 7896,8110 7912,8110 7928,8110 7944,8110 7960,8110 7976,8107 7991,8107 8007,8103 8023,8094 8039,8092 8055,8092 8071,8090 8087,8088 8103,8088 8118,8075 8134,8072 8150,8068 8166,8068 8182,8063 8198,8063 8214,8057 8229,8053 8245,8053 8261,8053 8277,8052 8293,8050 8309,8048 8325,8046 8341,8043 8356,8038 8372,8034 8388,8034 8404,8034 8420,8034 8436,8032 8452,8029 8467,8022 8483,8022 8499,8016 8514,8016 8531,8013 8547,8013 8562,8013 8579,8013 8594,8013 8609,8013 8626,8013 8642,8013 8657,8013 8674,8013 8690,8013 8705,8013 8721,8013 8737,8013 8752,8013 8768,8012 8785,8007 8800,8005 8816,7995 8832,7993 8847,7991 8863,7990 8880,7990 8895,7989 8911,7985 8927,7985 8943,7985 8958,7985 8974,7985 8990,7985 9006,7985 9022,7985 9038,7975 9054,7974 9070,7974 9085,7974 9101,7974 9117,7972 9133,7963 9149,7957 9165,7957 9181,7957 9196,7957 9212,7957 9228,7957 9244,7957 9260,7952 9276,7949 9292,7940 9308,7935 9323,7932 9339,7927 9355,7924 9371,7922 9387,7921 9403,7906 9419,7904 9434,7903 9450,7899 9466,7898 9482,7897 9498,7897 9514,7897 9530,7894 9546,7894 9561,7894 9577,7894 9593,7894 9609,7888 9625,7887 9641,7886 9657,7886 9672,7881 9688,7881 9704,7881 9720,7881 9736,7881 9752,7881 9768,7881 9783,7881 9799,7874 9814,7869 9831,7867 9847,7867 9862,7866 9879,7866 9895,7866 9910,7866 9926,7866 9942,7860 9957,7859 9974,7859 9990,7859 10005,7859 10021,7859 10037,7857 10052,7854 10068,7852 10084,7851 10100,7850 10116,7850 10132,7847 10148,7847 10163,7845 10179,7842 10195,7837 10211,7835 10227,7833 10243,7826 10259,7822 10275,7821 10290,7821 10306,7821 10322,7821 10338,7821 10354,7821 10370,7821 10386,7818 10401,7818 10417,7812 10433,7807 10449,7803 10465,7803 10481,7803 10497,7803 10513,7803 10528,7803 10544,7802 10560,7801 10576,7801 10592,7797 10608,7797 10624,7794 10639,7793 10655,7793 10671,7791 10687,7786 10703,7785 10719,7783 10735,7779 10751,7779 10766,7777 10782,7777 10798,7772 10814,7766 10830,7764 10846,7753 10862,7750 10877,7749 10893,7746 10909,7741 10925,7737 10941,7731 10957,7729 10973,7729 10988,7729 11004,7729 11020,7729 11036,7729 11052,7729 11068,7729 11084,7729 11100,7729 11115,7729 11131,7729 11146,7729 11162,7729 11179,7729 11194,7729 11210,7729 11226,7729 11242,7729 11257,7729 11274,7729 11289,7729 11305,7729 11321,7729 11337,7729 11353,7710 11368,7707 11384,7705 11400,7700 11416,7697 11432,7688 11448,7676 11464,7674 11480,7673 11495,7673 11511,7672 11527,7672 11543,7672 11559,7672 11575,7672 11591,7672 11606,7671 11622,7663 11638,7646 11654,7640 11670,7637 11686,7635 11702,7623 11718,7623 11733,7623 11749,7623 11765,7623 11781,7606 11797,7602 11813,7601 11829,7599 11844,7594 11860,7569 11876,7569 11892,7569 11908,7569 11924,7569 11940,7569 11955,7569 11971,7569 11987,7569 12003,7569 12019,7569 12035,7565 12051,7564 12067,7561 12082,7548 12098,7541 12114,7536 12130,7516 12146,7511 12162,7510 12178,7507 12193,7501 12209,7497 12225,7497 12241,7497 12256,7497 12273,7497 12289,7497 12304,7490 12320,7483 12336,7475 12351,7475 12368,7473 12384,7473 12399,7473 12416,7473 12431,7473 12447,7461 12462,7461 12479,7456 12494,7450 12510,7448 12527,7448 12542,7445 12558,7445 12574,7440 12589,7440 12605,7433 12622,7433 12637,7432 12653,7420 12669,7420 12685,7420 12700,7420 12716,7417 12732,7412 12748,7406 12764,7404 12780,7404 12796,7399 12811,7398 12827,7398 12843,7398 12859,7390 12875,7380 12891,7380 12907,7380 12922,7380 12938,7380 12954,7380 12970,7380 12986,7380 13002,7377 13018,7377 13034,7362 13049,7346 13065,7331 13081,7328 13097,7320 13113,7300 13129,7300 13145,7295 13160,7293 13176,7270 13192,7255 13208,7230 13224,7214 13240,7209 13256,7207 13272,7207 13287,7194 13303,7184 13319,7184 13335,7175 13351,7167 13367,7166 13383,7164 13398,7156 13414,7149 13430,7149 13446,7149 13462,7131 13478,7124 13494,7108 13510,7093 13525,7093 13541,7093 13556,7089 13573,7086 13589,7086 13604,7046 13621,7046 13636,7046 13652,7026 13668,7024 13684,7022 13699,7022 13716,7022 13732,7022 13747,7022 13763,7022 13779,7022 13794,7022 13810,7022 13826,6992 13842,6992 13858,6977 13874,6973 13890,6971 13905,6964 13921,6961 13937,6943 13953,6933 13969,6926 13985,6926 14001,6926 14016,6926 14032,6925 14048,6901 14064,6874 14080,6874 14096,6841 14112,6837 14127,6818 14143,6816 14159,6816 14175,6813 14191,6789 14207,6783 14223,6783 14239,6758 14254,6744 14270,6732 14286,6732 14302,6732 14318,6732 14334,6732 14350,6732 14365,6718 14381,6711 14397,6688 14413,6687 14429,6685 14445,6674 14461,6674 14477,6670 14492,6670 14508,6646 14524,6639 14540,6638 14556,6606 14572,6603 14588,6594 14603,6594 14619,6582 14635,6577 14651,6567 14667,6534 14683,6516 14699,6512 14715,6512 14730,6512 14746,6498 14762,6489 14778,6472 14794,6459 14810,6459 14826,6459 14841,6459 14857,6459 14873,6455 14889,6452 14904,6452 14921,6445 14936,6445 14952,6444 14968,6442 14983,6431 14999,6428 15016,6398 15031,6350 15047,6342 15063,6342 15079,6280 15094,6276 15110,6250 15126,6242 15142,6167 15158,6167 15174,6160 15190,6156 15206,6131 15221,6131 15237,6111 15253,6111 15269,6102 15285,6101 15301,6076 15317,6047 15332,6042 15348,6025 15364,5933 15380,5916 15396,5907 15412,5859 15428,5845 15444,5842 15459,5841 15475,5834 15491,5794 15507,5787 15523,5787 15539,5787 15555,5729 15570,5662 15586,5657 15602,5636 15618,5620 15634,5618 15650,5583 15666,5383 15682,5377 15697,5356 15713,5282 15729,5207 15745,5140 15761,5094 15777,5060 15793,5055 15808,4998 15824,4933 15840,4798 15856,4709 15872,4708 15888,4702 15904,4684 15920,4639 15935,4575 15951,4548 15967,4539 15983,4539 15998,4539 16015,4476 16031,4384 16046,4050 16062,3984 16078,3977 16093,3934 16110,3934 16126,3893 16141,3510 16157,3397 16173,3267 16188,3267 16204,3267 16221,3230 16236,3154 16252,3154 16269,3154 16284,2195 16299,2055 16316,1719 16331,1478 16347,1230 16363,1230 16379,1207 16395,1189 16411,966 16426,0">
          <text:p/>
        </draw:polyline>
        <draw:frame draw:style-name="gr12" draw:text-style-name="P5" draw:layer="layout" svg:width="0.28cm" svg:height="0.48cm" svg:x="2.069cm" svg:y="23.106cm">
          <draw:text-box>
            <text:p text:style-name="P4"><text:span text:style-name="T3">0</text:span></text:p>
          </draw:text-box>
        </draw:frame>
        <draw:frame draw:style-name="gr13" draw:text-style-name="P5" draw:layer="layout" svg:width="0.4cm" svg:height="0.48cm" svg:x="1.909cm" svg:y="19.508cm">
          <draw:text-box>
            <text:p text:style-name="P4"><text:span text:style-name="T3">20</text:span></text:p>
          </draw:text-box>
        </draw:frame>
        <draw:line draw:style-name="gr6" draw:text-style-name="P2" draw:layer="layout" svg:x1="2.291cm" svg:y1="23.315cm" svg:x2="2.367cm" svg:y2="23.315cm">
          <text:p/>
        </draw:line>
        <draw:line draw:style-name="gr6" draw:text-style-name="P2" draw:layer="layout" svg:x1="2.291cm" svg:y1="19.716cm" svg:x2="2.367cm" svg:y2="19.716cm">
          <text:p/>
        </draw:line>
        <draw:line draw:style-name="gr6" draw:text-style-name="P2" draw:layer="layout" svg:x1="2.291cm" svg:y1="16.118cm" svg:x2="2.367cm" svg:y2="16.118cm">
          <text:p/>
        </draw:line>
        <draw:line draw:style-name="gr6" draw:text-style-name="P2" draw:layer="layout" svg:x1="3.172cm" svg:y1="26.401cm" svg:x2="3.172cm" svg:y2="26.321cm">
          <text:p/>
        </draw:line>
        <draw:line draw:style-name="gr6" draw:text-style-name="P2" draw:layer="layout" svg:x1="7.283cm" svg:y1="26.401cm" svg:x2="7.283cm" svg:y2="26.321cm">
          <text:p/>
        </draw:line>
        <draw:line draw:style-name="gr6" draw:text-style-name="P2" draw:layer="layout" svg:x1="11.394cm" svg:y1="26.401cm" svg:x2="11.394cm" svg:y2="26.321cm">
          <text:p/>
        </draw:line>
        <draw:line draw:style-name="gr6" draw:text-style-name="P2" draw:layer="layout" svg:x1="15.504cm" svg:y1="26.401cm" svg:x2="15.504cm" svg:y2="26.321cm">
          <text:p/>
        </draw:line>
        <draw:line draw:style-name="gr6" draw:text-style-name="P2" draw:layer="layout" svg:x1="19.614cm" svg:y1="26.401cm" svg:x2="19.614cm" svg:y2="26.321cm">
          <text:p/>
        </draw:line>
        <draw:frame draw:style-name="gr13" draw:text-style-name="P5" draw:layer="layout" svg:width="0.4cm" svg:height="0.48cm" svg:x="1.909cm" svg:y="15.91cm">
          <draw:text-box>
            <text:p text:style-name="P4"><text:span text:style-name="T3">40</text:span></text:p>
          </draw:text-box>
        </draw:frame>
        <draw:frame draw:style-name="gr14" draw:text-style-name="P5" draw:layer="layout" svg:width="0.279cm" svg:height="0.48cm" svg:x="3.093cm" svg:y="26.362cm">
          <draw:text-box>
            <text:p text:style-name="P4"><text:span text:style-name="T3">0</text:span></text:p>
          </draw:text-box>
        </draw:frame>
        <draw:frame draw:style-name="gr15" draw:text-style-name="P5" draw:layer="layout" svg:width="0.4cm" svg:height="0.48cm" svg:x="7.123cm" svg:y="26.362cm">
          <draw:text-box>
            <text:p text:style-name="P4"><text:span text:style-name="T3">25</text:span></text:p>
          </draw:text-box>
        </draw:frame>
        <draw:frame draw:style-name="gr16" draw:text-style-name="P5" draw:layer="layout" svg:width="0.4cm" svg:height="0.48cm" svg:x="11.234cm" svg:y="26.362cm">
          <draw:text-box>
            <text:p text:style-name="P4"><text:span text:style-name="T3">50</text:span></text:p>
          </draw:text-box>
        </draw:frame>
        <draw:frame draw:style-name="gr16" draw:text-style-name="P5" draw:layer="layout" svg:width="0.4cm" svg:height="0.48cm" svg:x="15.344cm" svg:y="26.362cm">
          <draw:text-box>
            <text:p text:style-name="P4"><text:span text:style-name="T3">75</text:span></text:p>
          </draw:text-box>
        </draw:frame>
        <draw:frame draw:style-name="gr17" draw:text-style-name="P5" draw:layer="layout" svg:width="0.599cm" svg:height="0.48cm" svg:x="19.375cm" svg:y="26.362cm">
          <draw:text-box>
            <text:p text:style-name="P4"><text:span text:style-name="T3">100</text:span></text:p>
          </draw:text-box>
        </draw:frame>
        <draw:frame draw:style-name="gr18" draw:text-style-name="P6" draw:layer="layout" svg:width="1.962cm" svg:height="0.577cm" svg:x="10.626cm" svg:y="26.712cm">
          <draw:text-box>
            <text:p text:style-name="P4"><text:span text:style-name="T4">Percentile</text:span></text:p>
          </draw:text-box>
        </draw:frame>
        <draw:frame draw:style-name="gr19" draw:text-style-name="P6" draw:layer="layout" svg:width="5.954cm" svg:height="0.577cm" draw:transform="rotate (1.5707963267949) translate (1.034cm 22.537cm)">
          <draw:text-box>
            <text:p text:style-name="P4"><text:span text:style-name="T4">Time−to−recovery plan (years)</text:span></text:p>
          </draw:text-box>
        </draw:frame>
        <draw:frame draw:style-name="gr20" draw:text-style-name="P7" draw:layer="layout" svg:width="1.277cm" svg:height="0.962cm" svg:x="2.905cm" svg:y="1.635cm">
          <draw:text-box>
            <text:p><text:span text:style-name="T5">(a)</text:span></text:p>
          </draw:text-box>
        </draw:frame>
        <draw:frame draw:style-name="gr20" draw:text-style-name="P7" draw:layer="layout" svg:width="1.277cm" svg:height="0.962cm" svg:x="3.025cm" svg:y="14.97cm">
          <draw:text-box>
            <text:p><text:span text:style-name="T5">(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Sans" svg:font-family="OpenSan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11:52:37.792663000</meta:creation-date>
    <dc:date>2018-01-11T11:59:31.765508000</dc:date>
    <meta:editing-duration>PT6M54S</meta:editing-duration>
    <meta:editing-cycles>1</meta:editing-cycles>
    <meta:document-statistic meta:object-count="73"/>
    <meta:generator>LibreOffice/5.4.4.2$MacOSX_X86_64 LibreOffice_project/2524958677847fb3bb44820e40380acbe820f960</meta:generator>
  </office:meta>
</office:document-meta>
</file>